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imesNewRoman" svg:font-family="TimesNewRoman" style:font-family-generic="roman"/>
    <style:font-face style:name="FreeMono" svg:font-family="Free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color="#0000FF"/>
    </style:style>
    <style:style style:name="P4" style:parent-style-name="Standard" style:family="paragraph">
      <style:text-properties fo:color="#0000FF"/>
    </style:style>
    <style:style style:name="P5" style:parent-style-name="Standard" style:family="paragraph">
      <style:text-properties fo:color="#000000" fo:font-size="11pt" style:font-size-asian="11pt" style:font-size-complex="11pt"/>
    </style:style>
    <style:style style:name="P6" style:parent-style-name="Standard" style:family="paragraph">
      <style:text-properties fo:color="#000000" fo:font-size="11pt" style:font-size-asian="11pt" style:font-size-complex="11pt"/>
    </style:style>
    <style:style style:name="P7" style:parent-style-name="Standard" style:family="paragraph">
      <style:text-properties fo:color="#000000" fo:font-size="11pt" style:font-size-asian="11pt" style:font-size-complex="11pt"/>
    </style:style>
    <style:style style:name="P8" style:parent-style-name="Standard" style:list-style-name="LFO1" style:family="paragraph">
      <style:text-properties fo:color="#000000" fo:font-size="11pt" style:font-size-asian="11pt" style:font-size-complex="11pt"/>
    </style:style>
    <style:style style:name="P9" style:parent-style-name="Standard" style:list-style-name="LFO1" style:family="paragraph">
      <style:text-properties fo:color="#000000" fo:font-size="11pt" style:font-size-asian="11pt" style:font-size-complex="11pt"/>
    </style:style>
    <style:style style:name="P10" style:parent-style-name="Standard" style:family="paragraph">
      <style:text-properties style:font-name="TimesNewRoman" style:font-name-asian="TimesNewRoman" style:font-name-complex="TimesNewRoman"/>
    </style:style>
    <style:style style:name="P11" style:parent-style-name="Standard" style:family="paragraph">
      <style:text-properties style:font-name="TimesNewRoman" style:font-name-asian="TimesNewRoman" style:font-name-complex="TimesNewRoman"/>
    </style:style>
    <style:style style:name="TableColumn13" style:family="table-column">
      <style:table-column-properties style:column-width="1.0958in" style:use-optimal-column-width="false"/>
    </style:style>
    <style:style style:name="TableColumn14" style:family="table-column">
      <style:table-column-properties style:column-width="2.2868in" style:use-optimal-column-width="false"/>
    </style:style>
    <style:style style:name="Table12" style:family="table">
      <style:table-properties style:width="3.3826in" fo:margin-left="1.727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CCCCFF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paragraph-properties fo:margin-left="0.002in" fo:margin-right="-0.4229in">
        <style:tab-stops/>
      </style:paragraph-properties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extbody" style:family="paragraph">
      <style:paragraph-properties fo:margin-bottom="0in"/>
      <style:text-properties style:font-name="Times New Roma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" style:parent-style-name="Textbody" style:family="paragraph">
      <style:paragraph-properties fo:margin-bottom="0in"/>
      <style:text-properties style:font-name="Times New Roma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" style:parent-style-name="Standard" style:family="paragraph">
      <style:text-properties fo:color="#0000FF"/>
    </style:style>
    <style:style style:name="P31" style:parent-style-name="Standard" style:family="paragraph">
      <style:text-properties fo:color="#0000FF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Standard" style:family="paragraph">
      <style:text-properties fo:color="#0000FF"/>
    </style:style>
    <style:style style:name="P35" style:parent-style-name="Standard" style:family="paragraph">
      <style:text-properties fo:color="#0000FF"/>
    </style:style>
    <style:style style:name="P36" style:parent-style-name="Textbody" style:family="paragraph">
      <style:paragraph-properties fo:widows="2" fo:orphans="2" fo:margin-bottom="0.0784in"/>
      <style:text-properties style:font-name="Times New Roman" style:font-name-asian="TimesNewRoman" style:font-name-complex="TimesNewRoman" fo:font-weight="bold" style:font-weight-asian="bold" fo:color="#000000" fo:font-size="11pt" style:font-size-asian="11pt" style:font-size-complex="11pt"/>
    </style:style>
    <style:style style:name="P37" style:parent-style-name="Textbody" style:family="paragraph">
      <style:paragraph-properties fo:margin-bottom="0.0784in" fo:margin-left="0.4805in">
        <style:tab-stops/>
      </style:paragraph-properties>
      <style:text-properties style:font-name="Times New Roman" fo:font-size="11pt" style:font-size-asian="11pt" style:font-size-complex="11pt"/>
    </style:style>
    <style:style style:name="P38" style:parent-style-name="Textbody" style:family="paragraph">
      <style:paragraph-properties fo:margin-bottom="0.0784in"/>
      <style:text-properties style:font-name="Times New Roman" fo:font-weight="bold" style:font-weight-asian="bold" fo:color="#000000" fo:font-size="11pt" style:font-size-asian="11pt" style:font-size-complex="11pt"/>
    </style:style>
    <style:style style:name="P39" style:parent-style-name="Textbody" style:family="paragraph">
      <style:paragraph-properties fo:margin-bottom="0.0784in" fo:margin-left="0.4805in">
        <style:tab-stops/>
      </style:paragraph-properties>
      <style:text-properties style:font-name="Times New Roman" fo:font-size="11pt" style:font-size-asian="11pt" style:font-size-complex="11pt"/>
    </style:style>
    <style:style style:name="P40" style:parent-style-name="Textbody" style:family="paragraph">
      <style:paragraph-properties fo:margin-bottom="0.0784in"/>
      <style:text-properties style:font-name="Times New Roman" fo:font-weight="bold" style:font-weight-asian="bold" fo:color="#000000" fo:font-size="11pt" style:font-size-asian="11pt" style:font-size-complex="11pt" fo:language="en" fo:country="US"/>
    </style:style>
    <style:style style:name="P41" style:parent-style-name="Textbody" style:family="paragraph">
      <style:paragraph-properties fo:margin-bottom="0.0784in" fo:margin-left="0.4805in">
        <style:tab-stops/>
      </style:paragraph-properties>
      <style:text-properties style:font-name="Times New Roman" fo:color="#000000" fo:font-size="11pt" style:font-size-asian="11pt" style:font-size-complex="11pt"/>
    </style:style>
    <style:style style:name="P42" style:parent-style-name="Textbody" style:family="paragraph">
      <style:paragraph-properties fo:margin-bottom="0.0784in"/>
      <style:text-properties style:font-name="Times New Roman" fo:font-weight="bold" style:font-weight-asian="bold" fo:color="#000000" fo:font-size="11pt" style:font-size-asian="11pt" style:font-size-complex="11pt" fo:language="en" fo:country="US"/>
    </style:style>
    <style:style style:name="P43" style:parent-style-name="Textbody" style:family="paragraph">
      <style:paragraph-properties fo:margin-bottom="0.0784in"/>
    </style:style>
    <style:style style:name="T44" style:parent-style-name="Fuentedepárrafopredeter." style:family="text">
      <style:text-properties style:font-name="Times New Roman" fo:font-weight="bold" style:font-weight-asian="bold" fo:color="#000000" fo:font-size="11pt" style:font-size-asian="11pt" style:font-size-complex="11pt" fo:language="en" fo:country="US"/>
    </style:style>
    <style:style style:name="T45" style:parent-style-name="Fuentedepárrafopredeter." style:family="text">
      <style:text-properties style:font-name="Times New Roman" fo:font-weight="bold" style:font-weight-asian="bold" fo:color="#000000" fo:font-size="11pt" style:font-size-asian="11pt" style:font-size-complex="11pt"/>
    </style:style>
    <style:style style:name="P46" style:parent-style-name="Textbody" style:family="paragraph">
      <style:paragraph-properties fo:margin-bottom="0.0784in"/>
      <style:text-properties style:font-name="Times New Roman" fo:font-weight="bold" style:font-weight-asian="bold" fo:color="#000000" fo:font-size="11pt" style:font-size-asian="11pt" style:font-size-complex="11pt" fo:language="en" fo:country="US"/>
    </style:style>
    <style:style style:name="P47" style:parent-style-name="Textbody" style:family="paragraph">
      <style:paragraph-properties fo:margin-bottom="0.0784in"/>
    </style:style>
    <style:style style:name="T48" style:parent-style-name="Fuentedepárrafopredeter." style:family="text">
      <style:text-properties style:font-name="Times New Roman" fo:font-weight="bold" style:font-weight-asian="bold" fo:color="#000000" fo:font-size="11pt" style:font-size-asian="11pt" style:font-size-complex="11pt" fo:language="en" fo:country="US"/>
    </style:style>
    <style:style style:name="T49" style:parent-style-name="Fuentedepárrafopredeter." style:family="text">
      <style:text-properties style:font-name="Times New Roman" fo:font-weight="bold" style:font-weight-asian="bold" fo:color="#000000" fo:font-size="11pt" style:font-size-asian="11pt" style:font-size-complex="11pt"/>
    </style:style>
    <style:style style:name="P50" style:parent-style-name="Textbody" style:family="paragraph">
      <style:paragraph-properties fo:margin-bottom="0.0784in" fo:margin-left="0.4805in">
        <style:tab-stops/>
      </style:paragraph-properties>
      <style:text-properties style:font-name="Times New Roman" fo:font-size="11pt" style:font-size-asian="11pt" style:font-size-complex="11pt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P52" style:parent-style-name="Standard" style:family="paragraph">
      <style:text-properties fo:color="#0000FF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55" style:parent-style-name="Standard" style:family="paragraph">
      <style:text-properties fo:color="#0000FF"/>
    </style:style>
    <style:style style:name="P56" style:parent-style-name="Standard" style:family="paragraph">
      <style:text-properties fo:color="#0000FF"/>
    </style:style>
    <style:style style:name="T57" style:parent-style-name="Fuentedepárrafopredeter." style:family="text">
      <style:text-properties fo:color="#0000FF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61" style:parent-style-name="Standard" style:family="paragraph">
      <style:text-properties fo:color="#0000FF"/>
    </style:style>
    <style:style style:name="P62" style:parent-style-name="Standard" style:family="paragraph">
      <style:text-properties fo:color="#000000" fo:font-size="11pt" style:font-size-asian="11pt" style:font-size-complex="11pt"/>
    </style:style>
    <style:style style:name="P63" style:parent-style-name="Standard" style:family="paragraph">
      <style:text-properties fo:color="#000000" fo:font-size="11pt" style:font-size-asian="11pt" style:font-size-complex="11pt"/>
    </style:style>
    <style:style style:name="P64" style:parent-style-name="Standard" style:list-style-name="LFO2" style:family="paragraph">
      <style:text-properties fo:color="#000000" fo:font-size="11pt" style:font-size-asian="11pt" style:font-size-complex="11pt"/>
    </style:style>
    <style:style style:name="P65" style:parent-style-name="Standard" style:family="paragraph">
      <style:text-properties fo:color="#000000" fo:font-size="11pt" style:font-size-asian="11pt" style:font-size-complex="11pt"/>
    </style:style>
    <style:style style:name="P66" style:parent-style-name="Standard" style:list-style-name="LFO3" style:family="paragraph">
      <style:text-properties fo:color="#000000" fo:font-size="11pt" style:font-size-asian="11pt" style:font-size-complex="11pt"/>
    </style:style>
    <style:style style:name="P67" style:parent-style-name="Standard" style:family="paragraph">
      <style:text-properties fo:color="#000000" fo:font-size="11pt" style:font-size-asian="11pt" style:font-size-complex="11pt"/>
    </style:style>
    <style:style style:name="P68" style:parent-style-name="Standard" style:list-style-name="LFO4" style:family="paragraph">
      <style:text-properties fo:color="#000000" fo:font-size="11pt" style:font-size-asian="11pt" style:font-size-complex="11pt"/>
    </style:style>
    <style:style style:name="P69" style:parent-style-name="Standard" style:list-style-name="LFO4" style:family="paragraph">
      <style:text-properties fo:color="#000000" fo:font-size="11pt" style:font-size-asian="11pt" style:font-size-complex="11pt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73" style:parent-style-name="Standard" style:family="paragraph">
      <style:text-properties style:font-name="FreeMono" fo:color="#000000" fo:font-size="10.5pt" style:font-size-asian="10.5pt" style:font-size-complex="10.5pt"/>
    </style:style>
    <style:style style:name="T7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7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76" style:parent-style-name="Standard" style:family="paragraph">
      <style:text-properties style:font-name="FreeMono" fo:color="#000000" fo:font-size="10.5pt" style:font-size-asian="10.5pt" style:font-size-complex="10.5pt"/>
    </style:style>
    <style:style style:name="P77" style:parent-style-name="Standard" style:family="paragraph">
      <style:text-properties style:font-name="FreeMono" fo:color="#000000" fo:font-size="10.5pt" style:font-size-asian="10.5pt" style:font-size-complex="10.5pt"/>
    </style:style>
    <style:style style:name="P78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79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80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81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82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83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84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85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86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T87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88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89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9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9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9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9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9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9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9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9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9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9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0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0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0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03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104" style:parent-style-name="Standard" style:family="paragraph">
      <style:text-properties style:font-name="FreeMono" fo:color="#000000" fo:font-size="10.5pt" style:font-size-asian="10.5pt" style:font-size-complex="10.5pt"/>
    </style:style>
    <style:style style:name="T10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0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07" style:parent-style-name="Standard" style:family="paragraph">
      <style:text-properties style:font-name="FreeMono" fo:color="#000000" fo:font-size="10.5pt" style:font-size-asian="10.5pt" style:font-size-complex="10.5pt"/>
    </style:style>
    <style:style style:name="P108" style:parent-style-name="Standard" style:family="paragraph">
      <style:text-properties style:font-name="FreeMono" fo:color="#000000" fo:font-size="10.5pt" style:font-size-asian="10.5pt" style:font-size-complex="10.5pt"/>
    </style:style>
    <style:style style:name="P109" style:parent-style-name="Standard" style:family="paragraph">
      <style:text-properties style:font-name="FreeMono" fo:color="#000000" fo:font-size="10.5pt" style:font-size-asian="10.5pt" style:font-size-complex="10.5pt"/>
    </style:style>
    <style:style style:name="P110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111" style:parent-style-name="Standard" style:family="paragraph">
      <style:text-properties style:font-name="FreeMono" fo:color="#000000" fo:font-size="10.5pt" style:font-size-asian="10.5pt" style:font-size-complex="10.5pt"/>
    </style:style>
    <style:style style:name="T11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1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1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1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16" style:parent-style-name="Standard" style:family="paragraph">
      <style:text-properties style:font-name="FreeMono" fo:color="#000000" fo:font-size="10.5pt" style:font-size-asian="10.5pt" style:font-size-complex="10.5pt"/>
    </style:style>
    <style:style style:name="P117" style:parent-style-name="Standard" style:family="paragraph">
      <style:text-properties style:font-name="FreeMono" fo:color="#000000" fo:font-size="10.5pt" style:font-size-asian="10.5pt" style:font-size-complex="10.5pt"/>
    </style:style>
    <style:style style:name="P118" style:parent-style-name="Standard" style:family="paragraph">
      <style:text-properties style:font-name="FreeMono" fo:color="#000000" fo:font-size="10.5pt" style:font-size-asian="10.5pt" style:font-size-complex="10.5pt"/>
    </style:style>
    <style:style style:name="T119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120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12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27" style:parent-style-name="Standard" style:family="paragraph">
      <style:text-properties style:font-name="FreeMono" fo:color="#000000" fo:font-size="10.5pt" style:font-size-asian="10.5pt" style:font-size-complex="10.5pt"/>
    </style:style>
    <style:style style:name="P128" style:parent-style-name="Standard" style:family="paragraph">
      <style:text-properties style:font-name="FreeMono" fo:color="#000000" fo:font-size="10.5pt" style:font-size-asian="10.5pt" style:font-size-complex="10.5pt"/>
    </style:style>
    <style:style style:name="P129" style:parent-style-name="Standard" style:family="paragraph">
      <style:text-properties style:font-name="FreeMono" fo:color="#000000" fo:font-size="10.5pt" style:font-size-asian="10.5pt" style:font-size-complex="10.5pt"/>
    </style:style>
    <style:style style:name="P130" style:parent-style-name="Standard" style:family="paragraph">
      <style:text-properties style:font-name="FreeMono" fo:color="#000000" fo:font-size="10.5pt" style:font-size-asian="10.5pt" style:font-size-complex="10.5pt"/>
    </style:style>
    <style:style style:name="P131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132" style:parent-style-name="Standard" style:family="paragraph">
      <style:text-properties style:font-name="FreeMono" fo:color="#000000" fo:font-size="10.5pt" style:font-size-asian="10.5pt" style:font-size-complex="10.5pt"/>
    </style:style>
    <style:style style:name="P133" style:parent-style-name="Standard" style:family="paragraph">
      <style:text-properties style:font-name="FreeMono" fo:color="#000000" fo:font-size="10.5pt" style:font-size-asian="10.5pt" style:font-size-complex="10.5pt"/>
    </style:style>
    <style:style style:name="T13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3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36" style:parent-style-name="Fuentedepárrafopredeter." style:family="text">
      <style:text-properties style:font-name="FreeMono" fo:color="#000000"/>
    </style:style>
    <style:style style:name="T13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38" style:parent-style-name="Standard" style:family="paragraph">
      <style:text-properties style:font-name="FreeMono" fo:color="#000000" fo:font-size="10.5pt" style:font-size-asian="10.5pt" style:font-size-complex="10.5pt"/>
    </style:style>
    <style:style style:name="T13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4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4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4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4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44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145" style:parent-style-name="Standard" style:family="paragraph">
      <style:text-properties style:font-name="FreeMono" fo:color="#000000" fo:font-size="10.5pt" style:font-size-asian="10.5pt" style:font-size-complex="10.5pt"/>
    </style:style>
    <style:style style:name="T14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4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4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4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58" style:parent-style-name="Standard" style:family="paragraph">
      <style:text-properties style:font-name="FreeMono" fo:color="#000000" fo:font-size="10.5pt" style:font-size-asian="10.5pt" style:font-size-complex="10.5pt"/>
    </style:style>
    <style:style style:name="P159" style:parent-style-name="Standard" style:family="paragraph">
      <style:text-properties style:font-name="FreeMono" fo:color="#000000" fo:font-size="10.5pt" style:font-size-asian="10.5pt" style:font-size-complex="10.5pt"/>
    </style:style>
    <style:style style:name="P160" style:parent-style-name="Standard" style:family="paragraph">
      <style:text-properties style:font-name="FreeMono" fo:color="#000000" fo:font-size="10.5pt" style:font-size-asian="10.5pt" style:font-size-complex="10.5pt"/>
    </style:style>
    <style:style style:name="T161" style:parent-style-name="Fuentedepárrafopredeter." style:family="text">
      <style:text-properties fo:font-weight="bold" style:font-weight-asian="bold" fo:color="#FF0000"/>
    </style:style>
    <style:style style:name="T162" style:parent-style-name="Fuentedepárrafopredeter." style:family="text">
      <style:text-properties fo:color="#FF0000"/>
    </style:style>
    <style:style style:name="T163" style:parent-style-name="Fuentedepárrafopredeter." style:family="text">
      <style:text-properties fo:color="#FF0000"/>
    </style:style>
    <style:style style:name="P164" style:parent-style-name="Standard" style:family="paragraph">
      <style:text-properties style:font-name="FreeMono" fo:color="#FF0000" fo:font-size="10.5pt" style:font-size-asian="10.5pt" style:font-size-complex="10.5pt"/>
    </style:style>
    <style:style style:name="P165" style:parent-style-name="Standard" style:family="paragraph">
      <style:text-properties style:font-name="FreeMono" fo:color="#FF0000" fo:font-size="10.5pt" style:font-size-asian="10.5pt" style:font-size-complex="10.5pt"/>
    </style:style>
    <style:style style:name="P166" style:parent-style-name="Standard" style:family="paragraph">
      <style:text-properties style:font-name="FreeMono" fo:color="#FF0000" fo:font-size="10.5pt" style:font-size-asian="10.5pt" style:font-size-complex="10.5pt"/>
    </style:style>
    <style:style style:name="P167" style:parent-style-name="Standard" style:family="paragraph">
      <style:text-properties style:font-name="FreeMono" fo:color="#FF0000" fo:font-size="10.5pt" style:font-size-asian="10.5pt" style:font-size-complex="10.5pt"/>
    </style:style>
    <style:style style:name="P168" style:parent-style-name="Standard" style:family="paragraph">
      <style:paragraph-properties fo:margin-left="0.3347in">
        <style:tab-stops/>
      </style:paragraph-properties>
    </style:style>
    <style:style style:name="T169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170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171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172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173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174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175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P176" style:parent-style-name="Standard" style:family="paragraph">
      <style:text-properties style:font-name="FreeMono" fo:color="#000000" fo:font-size="10.5pt" style:font-size-asian="10.5pt" style:font-size-complex="10.5pt"/>
    </style:style>
    <style:style style:name="T177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178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17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8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8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82" style:parent-style-name="Standard" style:family="paragraph">
      <style:text-properties style:font-name="FreeMono" fo:color="#000000" fo:font-size="10.5pt" style:font-size-asian="10.5pt" style:font-size-complex="10.5pt"/>
    </style:style>
    <style:style style:name="P183" style:parent-style-name="Standard" style:family="paragraph">
      <style:text-properties style:font-name="FreeMono" fo:color="#000000" fo:font-size="10.5pt" style:font-size-asian="10.5pt" style:font-size-complex="10.5pt"/>
    </style:style>
    <style:style style:name="P184" style:parent-style-name="Standard" style:family="paragraph">
      <style:text-properties style:font-name="FreeMono" fo:color="#000000" fo:font-size="10.5pt" style:font-size-asian="10.5pt" style:font-size-complex="10.5pt"/>
    </style:style>
    <style:style style:name="P185" style:parent-style-name="Standard" style:family="paragraph">
      <style:text-properties style:font-name="FreeMono" fo:color="#000000" fo:font-size="10.5pt" style:font-size-asian="10.5pt" style:font-size-complex="10.5pt"/>
    </style:style>
    <style:style style:name="P186" style:parent-style-name="Standard" style:family="paragraph">
      <style:paragraph-properties fo:margin-left="0.3347in">
        <style:tab-stops/>
      </style:paragraph-properties>
      <style:text-properties style:font-name="FreeMono" fo:color="#000000" fo:font-size="10.5pt" style:font-size-asian="10.5pt" style:font-size-complex="10.5pt"/>
    </style:style>
    <style:style style:name="P187" style:parent-style-name="Standard" style:family="paragraph">
      <style:paragraph-properties fo:margin-left="0.3347in">
        <style:tab-stops/>
      </style:paragraph-properties>
      <style:text-properties style:font-name="FreeMono" fo:color="#000000" fo:font-size="10.5pt" style:font-size-asian="10.5pt" style:font-size-complex="10.5pt"/>
    </style:style>
    <style:style style:name="P188" style:parent-style-name="Standard" style:family="paragraph">
      <style:paragraph-properties fo:margin-left="0.3347in">
        <style:tab-stops/>
      </style:paragraph-properties>
    </style:style>
    <style:style style:name="T18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9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9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9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9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9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95" style:parent-style-name="Standard" style:family="paragraph">
      <style:paragraph-properties fo:margin-left="0.3347in">
        <style:tab-stops/>
      </style:paragraph-properties>
    </style:style>
    <style:style style:name="T19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97" style:parent-style-name="Standard" style:family="paragraph">
      <style:text-properties style:font-name="FreeMono" fo:font-weight="bold" style:font-weight-asian="bold" fo:color="#000000" fo:font-size="10.5pt" style:font-size-asian="10.5pt" style:font-size-complex="10.5pt"/>
    </style:style>
    <style:style style:name="T198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199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0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0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202" style:parent-style-name="Standard" style:family="paragraph">
      <style:text-properties style:font-name="FreeMono" fo:color="#000000" fo:font-size="10.5pt" style:font-size-asian="10.5pt" style:font-size-complex="10.5pt"/>
    </style:style>
    <style:style style:name="P203" style:parent-style-name="Standard" style:family="paragraph">
      <style:text-properties style:font-name="FreeMono" fo:color="#000000" fo:font-size="10.5pt" style:font-size-asian="10.5pt" style:font-size-complex="10.5pt"/>
    </style:style>
    <style:style style:name="T20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0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06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07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0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0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10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11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1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1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1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1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1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1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1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1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4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25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2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3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31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32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3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3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3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3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3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3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3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9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50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5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2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63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6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6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7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8" style:parent-style-name="Fuentedepárrafopredeter." style:family="text">
      <style:text-properties style:font-name="FreeMono" fo:color="#000000"/>
    </style:style>
    <style:style style:name="T279" style:parent-style-name="Fuentedepárrafopredeter." style:family="text">
      <style:text-properties style:font-name="FreeMono" fo:color="#000000"/>
    </style:style>
    <style:style style:name="T280" style:parent-style-name="Fuentedepárrafopredeter." style:family="text">
      <style:text-properties style:font-name="FreeMono" fo:color="#000000"/>
    </style:style>
    <style:style style:name="T281" style:parent-style-name="Fuentedepárrafopredeter." style:family="text">
      <style:text-properties style:font-name="FreeMono" fo:color="#000000"/>
    </style:style>
    <style:style style:name="T28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7" style:parent-style-name="Fuentedepárrafopredeter." style:family="text">
      <style:text-properties style:font-name="FreeMono" fo:color="#000000"/>
    </style:style>
    <style:style style:name="T288" style:parent-style-name="Fuentedepárrafopredeter." style:family="text">
      <style:text-properties style:font-name="FreeMono" fo:color="#000000"/>
    </style:style>
    <style:style style:name="P289" style:parent-style-name="Standard" style:family="paragraph">
      <style:text-properties style:font-name="FreeMono" fo:color="#000000" fo:font-size="10.5pt" style:font-size-asian="10.5pt" style:font-size-complex="10.5pt"/>
    </style:style>
    <style:style style:name="T290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91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292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293" style:parent-style-name="Fuentedepárrafopredeter." style:family="text">
      <style:text-properties style:font-name="FreeMono" style:font-weight-complex="bold" fo:color="#000000" fo:font-size="10.5pt" style:font-size-asian="10.5pt" style:font-size-complex="10.5pt"/>
    </style:style>
    <style:style style:name="T294" style:parent-style-name="Fuentedepárrafopredeter." style:family="text">
      <style:text-properties style:font-name="FreeMono" style:font-weight-complex="bold" fo:color="#000000" fo:font-size="10.5pt" style:font-size-asian="10.5pt" style:font-size-complex="10.5pt"/>
    </style:style>
    <style:style style:name="P295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296" style:parent-style-name="Standard" style:family="paragraph">
      <style:text-properties style:font-name="FreeMono" fo:color="#000000" fo:font-size="10.5pt" style:font-size-asian="10.5pt" style:font-size-complex="10.5pt"/>
    </style:style>
    <style:style style:name="P297" style:parent-style-name="Standard" style:family="paragraph">
      <style:text-properties style:font-name="FreeMono" fo:color="#000000" fo:font-size="10.5pt" style:font-size-asian="10.5pt" style:font-size-complex="10.5pt"/>
    </style:style>
    <style:style style:name="P298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299" style:parent-style-name="Standard" style:family="paragraph">
      <style:text-properties style:font-name="FreeMono" fo:color="#000000" fo:font-size="10.5pt" style:font-size-asian="10.5pt" style:font-size-complex="10.5pt"/>
    </style:style>
    <style:style style:name="P300" style:parent-style-name="Standard" style:family="paragraph">
      <style:text-properties style:font-name="FreeMono" fo:color="#000000" fo:font-size="10.5pt" style:font-size-asian="10.5pt" style:font-size-complex="10.5pt"/>
    </style:style>
    <style:style style:name="P301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302" style:parent-style-name="Standard" style:family="paragraph">
      <style:text-properties style:font-name="FreeMono" fo:color="#000000" fo:font-size="10.5pt" style:font-size-asian="10.5pt" style:font-size-complex="10.5pt"/>
    </style:style>
    <style:style style:name="P303" style:parent-style-name="Standard" style:family="paragraph">
      <style:text-properties style:font-name="FreeMono" fo:color="#000000" fo:font-size="10.5pt" style:font-size-asian="10.5pt" style:font-size-complex="10.5pt"/>
    </style:style>
    <style:style style:name="P304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305" style:parent-style-name="Standard" style:family="paragraph">
      <style:text-properties style:font-name="FreeMono" fo:color="#000000" fo:font-size="10.5pt" style:font-size-asian="10.5pt" style:font-size-complex="10.5pt"/>
    </style:style>
    <style:style style:name="P306" style:parent-style-name="Standard" style:family="paragraph">
      <style:text-properties style:font-name="FreeMono" fo:color="#000000" fo:font-size="10.5pt" style:font-size-asian="10.5pt" style:font-size-complex="10.5pt"/>
    </style:style>
    <style:style style:name="P307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08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0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15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16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1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2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2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22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23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2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2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26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2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2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29" style:parent-style-name="Standard" style:family="paragraph">
      <style:text-properties style:font-name="FreeMono" fo:color="#000000" fo:font-size="10.5pt" style:font-size-asian="10.5pt" style:font-size-complex="10.5pt"/>
    </style:style>
    <style:style style:name="P330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31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3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3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3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3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3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37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38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3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4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4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4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4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44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45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4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4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48" style:parent-style-name="Standard" style:family="paragraph">
      <style:paragraph-properties fo:text-indent="0.3347in"/>
      <style:text-properties style:font-name="FreeMono" fo:color="#000000" fo:font-size="10.5pt" style:font-size-asian="10.5pt" style:font-size-complex="10.5pt" fo:language="en" fo:country="US"/>
    </style:style>
  </office:automatic-styles>
  <office:body>
    <office:text text:use-soft-page-breaks="true">
      <text:p text:style-name="P1"><text:span text:style-name="T2">3. Estructura y construcción de la tabla de símbolos</text:span></text:p>
      <text:p text:style-name="P3">Deberá contemplarse tanto los aspectos necesarios para comprobar las restricciones contextuales, como los necesarios para llevar a cabo la traducción.</text:p>
      <text:p text:style-name="P4"/>
      <text:p text:style-name="P5">Nuestro lenguaje no está estructurado en bloques, por tanto no nos es necesario una gestión de ámbitos para controlar si en un determinado momento una variable esta disponible o no, ya que todas las variables se declaran al inicio del programa y con accesibles en todas las linesa hasta el fin del programa. Por este motivo hemos utilizado una única tabla de simbolos.</text:p>
      <text:p text:style-name="P6"/>
      <text:p text:style-name="P7">La informacion que necesitamos almacenar es la siguiente:</text:p>
      <text:list text:style-name="LFO1" text:continue-numbering="true">
        <text:list-item>
          <text:list>
            <text:list-item>
              <text:list>
                <text:list-item>
                  <text:p text:style-name="P8">El símbolo que identifica la variable</text:p>
                </text:list-item>
                <text:list-item>
                  <text:p text:style-name="P9">Una colección de propiedades asociadas a la variable, como pueden ser el tipo o la direccion de memoria.</text:p>
                </text:list-item>
              </text:list>
            </text:list-item>
          </text:list>
        </text:list-item>
      </text:list>
      <text:p text:style-name="P10"/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header-rows>
          <table:table-row table:style-name="TableRow15">
            <table:table-cell table:style-name="TableCell16" table:number-columns-spanned="2">
              <text:p text:style-name="P17">Tabla de Símbolos</text:p>
            </table:table-cell>
            <table:covered-table-cell/>
          </table:table-row>
        </table:table-header-rows>
        <table:table-row table:style-name="TableRow18">
          <table:table-cell table:style-name="TableCell19">
            <text:p text:style-name="P20">“edad”</text:p>
          </table:table-cell>
          <table:table-cell table:style-name="TableCell21">
            <text:p text:style-name="P22">&lt;dir:100,tipo:entero&gt;</text:p>
          </table:table-cell>
        </table:table-row>
        <table:table-row table:style-name="TableRow23">
          <table:table-cell table:style-name="TableCell24">
            <text:p text:style-name="TableContents">“dni”</text:p>
          </table:table-cell>
          <table:table-cell table:style-name="TableCell25">
            <text:p text:style-name="P26">&lt;dir:101,tipo:entero&gt;</text:p>
          </table:table-cell>
        </table:table-row>
        <table:table-row table:style-name="TableRow27">
          <table:table-cell table:style-name="TableCell28">
            <text:p text:style-name="TableContents">…</text:p>
          </table:table-cell>
          <table:table-cell table:style-name="TableCell29">
            <text:p text:style-name="TableContents">...</text:p>
          </table:table-cell>
        </table:table-row>
      </table:table>
      <text:p text:style-name="P30"/>
      <text:p text:style-name="P31"/>
      <text:p text:style-name="P32"/>
      <text:p text:style-name="Standard"><text:span text:style-name="T33">3.1. Estructura de la tabla de símbolos</text:span></text:p>
      <text:p text:style-name="P34">Descripción de las operaciones de la tabla de símbolos definiendo la cabecera de dichas operaciones, así como describiendo informalmente su cometido, incluyendo el propósito de cada uno de sus parámetros.</text:p>
      <text:p text:style-name="P35"/>
      <text:p text:style-name="P36">creaTS():TS</text:p>
      <text:p text:style-name="P37">El resultado es una TS vacía</text:p>
      <text:p text:style-name="P38">inserta(ts:TS, id:String, ps: Propiedades):TS</text:p>
      <text:p text:style-name="P39">El resultado es la TS resultante de añadir id y sus propiedades ps a ts</text:p>
      <text:p text:style-name="P40">existe(ts: TS, id:String):Boolean</text:p>
      <text:p text:style-name="P41">El resultado es true si id aparece en ts, false en caso contrario</text:p>
      <text:p text:style-name="P42">getDir(ts:TS id:String):Natural</text:p>
      <text:p text:style-name="P43"><text:span text:style-name="T44"><text:tab/></text:span><text:span text:style-name="T45">El valor de la propiedad “direccion” del atributo</text:span></text:p>
      <text:p text:style-name="P46">getTipo(ts:TS id:String):Tipo</text:p>
      <text:p text:style-name="P47"><text:span text:style-name="T48"><text:tab/></text:span><text:span text:style-name="T49">Devuelve el valor de la propiedad “tipo” del atributo.</text:span></text:p>
      <text:p text:style-name="P50"/>
      <text:p text:style-name="Standard"><text:span text:style-name="T51">3.2. Construcción de la tabla de símbolos</text:span></text:p>
      <text:p text:style-name="P52">Formalización de la construcción de la tabla de símbolos mediante una gramática de atributos.</text:p>
      <text:p text:style-name="P53"/>
      <text:p text:style-name="Standard"><text:span text:style-name="T54">3.2.1 Funciones semánticas</text:span></text:p>
      <text:p text:style-name="P55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56"/>
      <text:p text:style-name="Standard"><text:span text:style-name="T57">Esta sección puede dejarse vacía si no se van a usar funciones semánticas adicionales.</text:span><text:span text:style-name="T58"><text:s text:c="4"/></text:span></text:p>
      <text:p text:style-name="P59"/>
      <text:p text:style-name="Standard"><text:span text:style-name="T60">3.2.2 Atributos semánticos</text:span></text:p>
      <text:p text:style-name="P61">Para cada categoría sintáctica relevante en este procesamiento deben enumerarse sus atributos semánticos, indicando si son heredados o sintetizados, y describiendo informalmente su propósito.</text:p>
      <text:p text:style-name="P62"/>
      <text:p text:style-name="P63">Categoría Programa:</text:p>
      <text:list text:style-name="LFO2" text:continue-numbering="true">
        <text:list-item>
          <text:p text:style-name="P64">ts: sintetizado. Representa la tabla de símbolos del programa.</text:p>
        </text:list-item>
      </text:list>
      <text:p text:style-name="P65">Categoría Declaraciones:</text:p>
      <text:list text:style-name="LFO3" text:continue-numbering="true">
        <text:list-item>
          <text:p text:style-name="P66">ts: sintetizado. Representa la tabla de símbolos del programa.</text:p>
        </text:list-item>
      </text:list>
      <text:p text:style-name="P67">Categoría Declaración:</text:p>
      <text:list text:style-name="LFO4" text:continue-numbering="true">
        <text:list-item>
          <text:p text:style-name="P68">tipo: sintetizado. Indica <text:s/>el tipo con el que se declara la variable.</text:p>
        </text:list-item>
        <text:list-item>
          <text:p text:style-name="P69">id: sintetizado. Indica el id de la entrada de la tabla de símbolos.</text:p>
        </text:list-item>
      </text:list>
      <text:p text:style-name="P70"/>
      <text:p text:style-name="P71">3.2.3 Gramática de atributos</text:p>
      <text:p text:style-name="Standard">Gramática de atributos que formaliza la construcción de la tabla de símbolos.</text:p>
      <text:p text:style-name="Standard"/>
      <text:p text:style-name="P72"><text:bookmark-start text:name="__DdeLink__21983_1730890738"/><text:bookmark-start text:name="__DdeLink__7001_1948327631"/>Programa → Declaraciones &amp;<text:s/>Instrucciones</text:p>
      <text:p text:style-name="P73"><text:tab/>Programa.ts<text:s/><text:tab/><text:tab/>= Declaraciones.ts</text:p>
      <text:p text:style-name="Standard"><text:span text:style-name="T74"><text:tab/>Instrucciones.tsh<text:s/></text:span><text:span text:style-name="T75"><text:tab/>= Declaraciones.ts</text:span></text:p>
      <text:p text:style-name="P76"><text:tab/>Declaraciones.tsh<text:s/><text:tab/>= creaTS()</text:p>
      <text:p text:style-name="P77"><text:tab/>Declaraciones.nh<text:s/><text:tab/>= 0<text:bookmark-end text:name="__DdeLink__21983_1730890738"/></text:p>
      <text:p text:style-name="P78"/>
      <text:p text:style-name="P79"><text:bookmark-start text:name="__DdeLink__14592_437054955"/><text:bookmark-start text:name="__DdeLink__14598_437054955"/>Declaraciones → Declaraciones ; Declaracion</text:p>
      <text:p text:style-name="P80"><text:tab/>Declaraciones1.tsh<text:s/><text:tab/>= Declaraciones0.tsh</text:p>
      <text:p text:style-name="P81"><text:tab/>Declaracion.tsh<text:s/><text:tab/>= Declaraciones1.ts</text:p>
      <text:p text:style-name="P82"><text:tab/>Declaraciones0.ts<text:tab/>=</text:p>
      <text:p text:style-name="P83"><text:tab/><text:tab/>inserta(Declaraciones1.ts, Declaracion.id, Declaracion.props)</text:p>
      <text:p text:style-name="P84"><text:tab/>Declaraciones1.nh<text:s/><text:tab/>= Declaraciones0.nh</text:p>
      <text:p text:style-name="P85"><text:tab/>Declaracion.nh<text:s/><text:tab/><text:tab/>= Declaraciones0.nh</text:p>
      <text:p text:style-name="P86"><text:tab/>Declaracion0.n<text:tab/><text:tab/>= max(Declaraciones1.n,Declaracion.n)</text:p>
      <text:p text:style-name="Standard"/>
      <text:p text:style-name="Standard"><text:span text:style-name="T87">Declaraciones → Declaraci</text:span><text:span text:style-name="T88">ón</text:span></text:p>
      <text:p text:style-name="Standard"><text:span text:style-name="T89"><text:tab/></text:span><text:span text:style-name="T90">Declaracion.tsh<text:s/></text:span><text:span text:style-name="T91"><text:tab/>= Declaraciones.tsh</text:span></text:p>
      <text:p text:style-name="Standard"><text:span text:style-name="T92"><text:tab/>Declaracion.nh<text:s/></text:span><text:span text:style-name="T93"><text:tab/></text:span><text:span text:style-name="T94"><text:tab/>= Declaraciones.nh</text:span></text:p>
      <text:p text:style-name="Standard"><text:span text:style-name="T95"><text:tab/>Declaraciones.ts<text:s/></text:span><text:span text:style-name="T96"><text:tab/>=</text:span></text:p>
      <text:p text:style-name="Standard"><text:span text:style-name="T97"><text:tab/></text:span><text:span text:style-name="T98"><text:tab/>inserta(Declaraciones.tsh, Declaracion.id, Declaracion.props)</text:span></text:p>
      <text:p text:style-name="Standard"><text:bookmark-end text:name="__DdeLink__14592_437054955"/><text:bookmark-end text:name="__DdeLink__14598_437054955"/><text:span text:style-name="T99"><text:tab/>Declaraciones.n</text:span><text:span text:style-name="T100"><text:tab/></text:span><text:span text:style-name="T101"><text:tab/>= Declaracion.n</text:span></text:p>
      <text:p text:style-name="Standard"><text:span text:style-name="T102"><text:tab/></text:span></text:p>
      <text:p text:style-name="P103"><text:bookmark-start text:name="__DdeLink__22040_1730890738"/>Declaracion → DeclaracionTipo</text:p>
      <text:p text:style-name="P104"><text:tab/>Declaracion.id<text:s/><text:tab/><text:tab/>=<text:s/>DeclaracionTipo.id</text:p>
      <text:p text:style-name="Standard"><text:span text:style-name="T105"><text:tab/>Declaracion.props<text:s/></text:span><text:span text:style-name="T106"><text:tab/>= DeclaracionTipo.props</text:span></text:p>
      <text:p text:style-name="P107"><text:tab/>DeclaracionTipo.tsh<text:tab/>= Declaracion.tsh</text:p>
      <text:p text:style-name="P108"><text:tab/>DeclaracionTipo.nh<text:s/><text:tab/>= Declaracion.nh</text:p>
      <text:p text:style-name="P109"><text:bookmark-end text:name="__DdeLink__22040_1730890738"/></text:p>
      <text:p text:style-name="P110"><text:bookmark-start text:name="__DdeLink__22048_1730890738"/>Declaracion → DeclaracionVariable</text:p>
      <text:p text:style-name="P111"><text:tab/>Declaracion.id<text:s/><text:tab/><text:tab/><text:tab/>= DeclaracionVariable.id</text:p>
      <text:p text:style-name="Standard"><text:span text:style-name="T112"><text:tab/>Declaracion.props<text:s/></text:span><text:span text:style-name="T113"><text:tab/></text:span><text:span text:style-name="T114"><text:tab/>= DeclaracionVar</text:span><text:span text:style-name="T115">iable.props</text:span></text:p>
      <text:p text:style-name="P116"><text:tab/>DeclaracionVariable.tsh= Declaracion.tsh</text:p>
      <text:p text:style-name="P117"><text:tab/>DeclaracionVariable.nh = Declaracion.nh</text:p>
      <text:p text:style-name="P118"><text:bookmark-end text:name="__DdeLink__22048_1730890738"/></text:p>
      <text:p text:style-name="Standard"><text:span text:style-name="T119">Declaracion → DeclaracionProcedimiento</text:span></text:p>
      <text:p text:style-name="Standard"><text:bookmark-start text:name="__DdeLink__22058_1730890738"/><text:span text:style-name="T120"><text:tab/></text:span><text:span text:style-name="T121">Declaracion.id<text:s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= DeclaracionProcedimiento.id</text:span></text:p>
      <text:p text:style-name="P127"><text:tab/>Declaracion.props<text:s/><text:tab/><text:tab/><text:tab/><text:tab/>= DeclaracionProcedimiento.props<text:bookmark-end text:name="__DdeLink__22058_1730890738"/></text:p>
      <text:p text:style-name="P128"><text:bookmark-start text:name="__DdeLink__22056_1730890738"/><text:soft-page-break/><text:tab/>DeclaracionProcedimiento.tsh<text:s/><text:tab/>= Declaracion.tsh</text:p>
      <text:p text:style-name="P129"><text:tab/>DeclaracionProcedimiento.nh<text:s/><text:tab/>= Declaracion.nh<text:bookmark-end text:name="__DdeLink__22056_1730890738"/></text:p>
      <text:p text:style-name="P130"/>
      <text:p text:style-name="P131">DeclaracionTipo → <text:s/>tipo id = Tipo</text:p>
      <text:p text:style-name="P132"><text:tab/><text:bookmark-start text:name="__DdeLink__22060_1730890738"/>DeclaracionTipo.id<text:s/><text:tab/><text:tab/>= id.lex</text:p>
      <text:p text:style-name="P133"><text:tab/>DeclaracionTipo.props<text:s/><text:tab/>=</text:p>
      <text:p text:style-name="Standard"><text:span text:style-name="T134"><text:tab/></text:span><text:span text:style-name="T135"><text:tab/>&lt;clase:tipo, tipo:DeclaracionTipo.tipo,<text:s/></text:span><text:span text:style-name="T136">nivel: DeclaracionTipo.nh</text:span><text:span text:style-name="T137">&gt;</text:span></text:p>
      <text:p text:style-name="P138"><text:tab/>DeclaracionTipo.tipo<text:s/><text:tab/>= Tipo.tipo<text:bookmark-end text:name="__DdeLink__22060_1730890738"/></text:p>
      <text:p text:style-name="Standard"><text:span text:style-name="T139"><text:tab/>Tipo.tsh<text:s/></text:span><text:span text:style-name="T140"><text:tab/></text:span><text:span text:style-name="T141"><text:tab/></text:span><text:span text:style-name="T142"><text:tab/></text:span><text:span text:style-name="T143"><text:tab/>= DeclaracionTipo.tsh</text:span></text:p>
      <text:p text:style-name="Standard"/>
      <text:p text:style-name="P144"><text:bookmark-start text:name="__DdeLink__22046_1730890738"/>DeclaraciónVarible → Tipo id</text:p>
      <text:p text:style-name="P145"><text:bookmark-start text:name="__DdeLink__22064_1730890738"/><text:bookmark-start text:name="__DdeLink__22044_1730890738"/><text:tab/>DeclaracionVariable.id<text:s/><text:tab/>= id.lex</text:p>
      <text:p text:style-name="Standard"><text:span text:style-name="T146"><text:tab/>DeclaracionVariable.props<text:s/></text:span><text:span text:style-name="T147"><text:tab/>=</text:span></text:p>
      <text:p text:style-name="Standard"><text:span text:style-name="T148"><text:tab/></text:span><text:span text:style-name="T149"><text:tab/>&lt;clase:var, tipo:DeclaracionVariable.tipo,<text:s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nivel:DeclaracionVariable.nh&gt;</text:span></text:p>
      <text:p text:style-name="P158"><text:tab/>DeclaracionVariable.tipo<text:s/><text:tab/>= Tipo.tipo<text:bookmark-end text:name="__DdeLink__22064_1730890738"/></text:p>
      <text:p text:style-name="P159"><text:tab/><text:bookmark-start text:name="__DdeLink__22066_1730890738"/>Tipo.tsh<text:s/><text:tab/><text:tab/><text:tab/><text:tab/><text:tab/>= DeclaracionVariable.tsh<text:bookmark-end text:name="__DdeLink__22066_1730890738"/></text:p>
      <text:p text:style-name="P160"/>
      <text:p text:style-name="Standard"><text:span text:style-name="T161">DeclaracionProcedimiento → <text:s/>procedure id Fparametros Forward</text:span></text:p>
      <text:p text:style-name="Standard"><text:span text:style-name="T162"><text:tab/>DeclaracionProcedimiento.id<text:s/></text:span><text:span text:style-name="T163"><text:tab/>= id.lex</text:span></text:p>
      <text:p text:style-name="P164"><text:tab/>DeclaracionProcedimiento.props<text:tab/>=</text:p>
      <text:p text:style-name="P165"><text:tab/><text:tab/>&lt;clase:proc, tipo: &lt;t:proc, params: Fparametros.parametros&gt;,</text:p>
      <text:p text:style-name="P166"><text:tab/><text:tab/>nivel: DeclaracionProcedimiento.nh + 1&gt;</text:p>
      <text:p text:style-name="P167"><text:tab/><text:bookmark-start text:name="__DdeLink__22070_17308907381"/>FParams.tsh<text:s/><text:tab/><text:tab/><text:tab/><text:tab/><text:tab/>= creaTS(DecProcedimiento.tsh)<text:bookmark-end text:name="__DdeLink__22070_17308907381"/></text:p>
      <text:p text:style-name="P168"><text:span text:style-name="T169">FParametros.nh<text:s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=<text:s/></text:span><text:span text:style-name="T175">DeclaracionProcedimiento.nh +1</text:span></text:p>
      <text:p text:style-name="P176"><text:bookmark-end text:name="__DdeLink__22046_1730890738"/><text:bookmark-end text:name="__DdeLink__22044_1730890738"/></text:p>
      <text:p text:style-name="Standard"><text:bookmark-start text:name="__DdeLink__22076_1730890738"/><text:span text:style-name="T177">DeclaracionProcedimiento → <text:s/>procedure id Fparametros Bloque</text:span></text:p>
      <text:p text:style-name="Standard"><text:bookmark-start text:name="__DdeLink__22081_1730890738"/><text:span text:style-name="T178"><text:tab/></text:span><text:span text:style-name="T179">DeclaracionProcedimiento.id</text:span><text:span text:style-name="T180"><text:s/></text:span><text:span text:style-name="T181"><text:tab/>= id.lex</text:span></text:p>
      <text:p text:style-name="P182"><text:tab/>DeclaracionProcedimiento.props<text:tab/>=</text:p>
      <text:p text:style-name="P183"><text:tab/><text:tab/>&lt;clase:proc, tipo: &lt;t:proc, params: Fparametros.parametros&gt;,</text:p>
      <text:p text:style-name="P184"><text:tab/><text:tab/>nivel: DeclaracionProcedimiento.nh + 1&gt;<text:bookmark-end text:name="__DdeLink__22081_1730890738"/></text:p>
      <text:p text:style-name="P185"><text:bookmark-start text:name="__DdeLink__22052_1730890738"/><text:tab/><text:bookmark-start text:name="__DdeLink__22070_1730890738"/>FParams.tsh<text:s/><text:tab/><text:tab/><text:tab/><text:tab/><text:tab/>= creaTS(DecProcedimiento.tsh)<text:bookmark-end text:name="__DdeLink__22070_1730890738"/></text:p>
      <text:p text:style-name="P186"><text:bookmark-start text:name="__DdeLink__22072_1730890738"/>Bloque.tsh<text:s/><text:tab/><text:tab/><text:tab/><text:tab/><text:tab/><text:tab/>=</text:p>
      <text:p text:style-name="P187"><text:tab/>inserta(FParametros.ts, DeclaracionProcedimiento.id,<text:s/><text:tab/>DeclaracionProcedimiento.props)<text:bookmark-end text:name="__DdeLink__22072_1730890738"/></text:p>
      <text:p text:style-name="P188"><text:bookmark-start text:name="__DdeLink__22089_1730890738"/><text:span text:style-name="T189">FParametros.nh<text:s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=</text:span></text:p>
      <text:p text:style-name="P195"><text:span text:style-name="T196"><text:tab/>Bloque.nh = DeclaracionProcedimiento.nh +1</text:span><text:bookmark-end text:name="__DdeLink__22076_1730890738"/><text:bookmark-end text:name="__DdeLink__22052_1730890738"/><text:bookmark-end text:name="__DdeLink__22089_1730890738"/></text:p>
      <text:p text:style-name="P197"/>
      <text:p text:style-name="Standard"><text:span text:style-name="T198">Bloque → Declaraciones &amp; Instrucciones</text:span></text:p>
      <text:p text:style-name="Standard"><text:bookmark-start text:name="__DdeLink__22095_1730890738"/><text:span text:style-name="T199"><text:tab/></text:span><text:span text:style-name="T200">Declaraciones.tsh<text:s/></text:span><text:span text:style-name="T201"><text:tab/>= Bloque.tsh</text:span><text:bookmark-end text:name="__DdeLink__22095_1730890738"/></text:p>
      <text:p text:style-name="P202"><text:bookmark-start text:name="__DdeLink__22097_1730890738"/><text:tab/>Instrucciones.tsh<text:s/><text:tab/>= Declaraciones.ts<text:bookmark-end text:name="__DdeLink__22097_1730890738"/></text:p>
      <text:p text:style-name="P203"><text:bookmark-start text:name="__DdeLink__22093_1730890738"/><text:tab/>Bloque.ts<text:s/><text:tab/><text:tab/><text:tab/>= Declaraciones.ts<text:bookmark-end text:name="__DdeLink__22093_1730890738"/></text:p>
      <text:p text:style-name="Standard"><text:bookmark-start text:name="__DdeLink__22099_1730890738"/><text:span text:style-name="T204"><text:tab/>Declaraciones.nh<text:s/></text:span><text:span text:style-name="T205"><text:tab/>= Bloque.nh</text:span><text:bookmark-end text:name="__DdeLink__22099_1730890738"/></text:p>
      <text:p text:style-name="Standard"><text:span text:style-name="T206">Bloque → Instrucciones</text:span></text:p>
      <text:p text:style-name="Standard"><text:span text:style-name="T207"><text:tab/></text:span><text:bookmark-start text:name="__DdeLink__22105_1730890738"/><text:span text:style-name="T208">Instrucciones.tsh<text:s/></text:span><text:span text:style-name="T209"><text:tab/>= <text:s/>Bloque.tsh</text:span><text:bookmark-end text:name="__DdeLink__22105_1730890738"/></text:p>
      <text:p text:style-name="Standard"><text:span text:style-name="T210">FParametros → (LFParametros)</text:span></text:p>
      <text:p text:style-name="Standard"><text:bookmark-start text:name="__DdeLink__22109_1730890738"/><text:span text:style-name="T211"><text:tab/></text:span><text:span text:style-name="T212">LFParametros.tsh<text:s/></text:span><text:span text:style-name="T213"><text:tab/></text:span><text:span text:style-name="T214"><text:tab/>= FParametros.tsh</text:span></text:p>
      <text:p text:style-name="Standard"><text:span text:style-name="T215"><text:tab/>FParametros.ts<text:s/></text:span><text:span text:style-name="T216"><text:tab/></text:span><text:span text:style-name="T217"><text:tab/></text:span><text:span text:style-name="T218"><text:tab/>= LFParametros.ts</text:span></text:p>
      <text:p text:style-name="Standard"><text:span text:style-name="T219"><text:tab/>LFPatametros.nh<text:s/></text:span><text:span text:style-name="T220"><text:tab/></text:span><text:span text:style-name="T221"><text:tab/>= FParametros.nh</text:span></text:p>
      <text:p text:style-name="Standard"><text:span text:style-name="T222"><text:tab/></text:span><text:span text:style-name="T223">FParametros.parametros = LFParametros.parametros</text:span><text:bookmark-end text:name="__DdeLink__22109_1730890738"/></text:p>
      <text:p text:style-name="Standard"><text:span text:style-name="T224">FParametros → λ</text:span></text:p>
      <text:p text:style-name="Standard"><text:bookmark-start text:name="__DdeLink__22115_1730890738"/><text:span text:style-name="T225"><text:tab/></text:span><text:span text:style-name="T226">FParametros.ts<text:s/></text:span><text:span text:style-name="T227"><text:tab/></text:span><text:span text:style-name="T228"><text:tab/></text:span><text:span text:style-name="T229"><text:tab/>= FParametros.tsh</text:span></text:p>
      <text:p text:style-name="Standard"><text:span text:style-name="T230"><text:tab/>FParametros.parametros = []</text:span><text:bookmark-end text:name="__DdeLink__22115_1730890738"/></text:p>
      <text:soft-page-break/>
      <text:p text:style-name="Standard"><text:span text:style-name="T231">LFParametros → LFParametros , FParametro</text:span></text:p>
      <text:p text:style-name="Standard"><text:span text:style-name="T232"><text:tab/></text:span><text:span text:style-name="T233">LFParametros1.tsh<text:s/></text:span><text:span text:style-name="T234"><text:tab/></text:span><text:span text:style-name="T235"><text:tab/>= LFParametros0.tsh</text:span></text:p>
      <text:p text:style-name="Standard"><text:span text:style-name="T236"><text:tab/>LFParametros0.ts<text:s/></text:span><text:span text:style-name="T237"><text:tab/></text:span><text:span text:style-name="T238"><text:tab/>=</text:span></text:p>
      <text:p text:style-name="Standard"><text:span text:style-name="T239"><text:tab/></text:span><text:span text:style-name="T240"><text:tab/>inserta<text:s/></text:span><text:span text:style-name="T241">(LFParametros1.ts, FParametro.id, FParametro.props)</text:span></text:p>
      <text:p text:style-name="Standard"><text:span text:style-name="T242"><text:tab/>FParametro.nh<text:s/></text:span><text:span text:style-name="T243"><text:tab/></text:span><text:span text:style-name="T244"><text:tab/></text:span><text:span text:style-name="T245"><text:tab/>= LFParametros1.nh = LFParametros0.nh</text:span></text:p>
      <text:p text:style-name="Standard"><text:span text:style-name="T246"><text:tab/>LFParametros0.parametros =</text:span></text:p>
      <text:p text:style-name="Standard"><text:span text:style-name="T247"><text:tab/></text:span><text:span text:style-name="T248"><text:tab/>FParametros1.parametros ++ FParametro.parametro</text:span></text:p>
      <text:p text:style-name="Standard"><text:span text:style-name="T249">LFParametros → FParametro</text:span></text:p>
      <text:p text:style-name="Standard"><text:span text:style-name="T250"><text:tab/></text:span><text:span text:style-name="T251">LFParametros.ts<text:s/></text:span><text:span text:style-name="T252"><text:tab/></text:span><text:span text:style-name="T253"><text:tab/>=</text:span></text:p>
      <text:p text:style-name="Standard"><text:span text:style-name="T254"><text:tab/></text:span><text:span text:style-name="T255"><text:tab/>inserta (LFParametr</text:span><text:span text:style-name="T256">os.tsh, FParametro.id, FParametro.props</text:span></text:p>
      <text:p text:style-name="Standard"><text:span text:style-name="T257"><text:tab/>FParametro.nh<text:s/></text:span><text:span text:style-name="T258"><text:tab/></text:span><text:span text:style-name="T259"><text:tab/></text:span><text:span text:style-name="T260"><text:tab/>= LFParametros.nh</text:span></text:p>
      <text:p text:style-name="Standard"><text:span text:style-name="T261"><text:tab/>LFParametros.parametros= Fparametro.parametro</text:span></text:p>
      <text:p text:style-name="Standard"><text:span text:style-name="T262">Fparametro → var Tipo id</text:span></text:p>
      <text:p text:style-name="Standard"><text:bookmark-start text:name="__DdeLink__22143_1730890738"/><text:span text:style-name="T263"><text:tab/></text:span><text:span text:style-name="T264">FParametro.id<text:s/></text:span><text:span text:style-name="T265"><text:tab/></text:span><text:span text:style-name="T266"><text:tab/></text:span><text:span text:style-name="T267"><text:tab/>= id.lex</text:span></text:p>
      <text:p text:style-name="Standard"><text:bookmark-start text:name="__DdeLink__22151_1730890738"/><text:span text:style-name="T268"><text:tab/>FParametro.props<text:s/></text:span><text:span text:style-name="T269"><text:tab/></text:span><text:span text:style-name="T270"><text:tab/>=</text:span></text:p>
      <text:p text:style-name="Standard"><text:span text:style-name="T271"><text:tab/></text:span><text:span text:style-name="T272"><text:tab/>&lt;clase: pvar, tipo: Tipo.tipo, nivel: FParametro.nh&gt;</text:span></text:p>
      <text:p text:style-name="Standard"><text:span text:style-name="T273"><text:tab/>FP</text:span><text:span text:style-name="T274">arametro.parametro<text:s/></text:span><text:span text:style-name="T275"><text:tab/>= &lt;modo: variable, tipo: Tipo.tipo&gt;</text:span><text:bookmark-end text:name="__DdeLink__22143_1730890738"/><text:bookmark-end text:name="__DdeLink__22151_1730890738"/></text:p>
      <text:p text:style-name="Standard"><text:span text:style-name="T276">Fparametro → Tipo id</text:span></text:p>
      <text:p text:style-name="Standard"><text:bookmark-start text:name="__DdeLink__22147_1730890738"/><text:span text:style-name="T277"><text:tab/></text:span><text:span text:style-name="T278">FParametro.id<text:s/></text:span><text:span text:style-name="T279"><text:tab/></text:span><text:span text:style-name="T280"><text:tab/></text:span><text:span text:style-name="T281"><text:tab/>= id.lex</text:span></text:p>
      <text:p text:style-name="Standard"><text:bookmark-start text:name="__DdeLink__22153_1730890738"/><text:span text:style-name="T282"><text:tab/>FParametro.props<text:s/></text:span><text:span text:style-name="T283"><text:tab/></text:span><text:span text:style-name="T284"><text:tab/>=</text:span></text:p>
      <text:p text:style-name="Standard"><text:span text:style-name="T285"><text:tab/></text:span><text:span text:style-name="T286"><text:tab/>&lt;clase: var, tipo: Tipo.tipo, nivel: FParametro.nh&gt;</text:span></text:p>
      <text:p text:style-name="Standard"><text:span text:style-name="T287"><text:tab/>FParametro.parametro<text:s/></text:span><text:span text:style-name="T288"><text:tab/>= &lt;modo: valor, tipo: Tipo.tipo&gt;</text:span><text:bookmark-end text:name="__DdeLink__22147_1730890738"/><text:bookmark-end text:name="__DdeLink__22153_1730890738"/></text:p>
      <text:p text:style-name="P289"/>
      <text:p text:style-name="Standard"><text:span text:style-name="T290">Tipo<text:s/></text:span><text:span text:style-name="T291">→ id</text:span></text:p>
      <text:p text:style-name="Standard"><text:span text:style-name="T292"><text:tab/></text:span><text:span text:style-name="T293">Tipo.tipo<text:s/></text:span><text:span text:style-name="T294"><text:tab/>= &lt;t:ref, id:id.lex&gt;</text:span></text:p>
      <text:p text:style-name="Standard"/>
      <text:p text:style-name="P295">Tipo → Boolean</text:p>
      <text:p text:style-name="P296"><text:tab/>Tipo.tipo<text:s/><text:tab/>= &lt;t:bool&gt;</text:p>
      <text:p text:style-name="P297"/>
      <text:p text:style-name="P298">Tipo → character</text:p>
      <text:p text:style-name="P299"><text:tab/>Tipo.tipo<text:s/><text:tab/>= &lt;t:char&gt;</text:p>
      <text:p text:style-name="P300"/>
      <text:p text:style-name="P301">Tipo → Float</text:p>
      <text:p text:style-name="P302"><text:tab/>Tipo.tipo<text:s/><text:tab/>= &lt;t:float&gt;</text:p>
      <text:p text:style-name="P303"/>
      <text:p text:style-name="P304">Tipo → Natural</text:p>
      <text:p text:style-name="P305"><text:tab/>Tipo.tipo<text:s/><text:tab/>= &lt;t:nat&gt;</text:p>
      <text:p text:style-name="P306"/>
      <text:p text:style-name="P307">Tipo → array [num] of Tipo</text:p>
      <text:p text:style-name="Standard"><text:span text:style-name="T308"><text:tab/></text:span><text:span text:style-name="T309">Tipo0.tipo<text:s/></text:span><text:span text:style-name="T310"><text:tab/>= &lt;t:array, nelems:num.lex,</text:span><text:span text:style-name="T311"><text:s/>tbase:Tipo1.tipo&gt;</text:span></text:p>
      <text:p text:style-name="Standard"><text:span text:style-name="T312"><text:tab/></text:span><text:bookmark-start text:name="__DdeLink__22159_1730890738"/><text:span text:style-name="T313">Tipo1.tsh<text:s/></text:span><text:span text:style-name="T314"><text:tab/>= Tipo0.tsh</text:span><text:bookmark-end text:name="__DdeLink__22159_1730890738"/></text:p>
      <text:p text:style-name="Standard"/>
      <text:p text:style-name="P315">Tipo → record { Campos }</text:p>
      <text:p text:style-name="Standard"><text:span text:style-name="T316"><text:tab/></text:span><text:span text:style-name="T317">Tipo.tipo<text:s/></text:span><text:span text:style-name="T318"><text:tab/>= &lt;t:reg, campos:Campos.campos&gt;</text:span></text:p>
      <text:p text:style-name="Standard"><text:span text:style-name="T319"><text:tab/></text:span><text:bookmark-start text:name="__DdeLink__22167_1730890738"/><text:span text:style-name="T320">Campos.tsh<text:s/></text:span><text:span text:style-name="T321"><text:tab/>= Tipo.tsh</text:span><text:bookmark-end text:name="__DdeLink__22167_1730890738"/></text:p>
      <text:p text:style-name="Standard"/>
      <text:p text:style-name="P322">Tipo → pointer Tipo</text:p>
      <text:p text:style-name="Standard"><text:span text:style-name="T323"><text:tab/></text:span><text:span text:style-name="T324">Tipo0.tipo<text:s/></text:span><text:span text:style-name="T325"><text:tab/>= &lt;t:puntero, tbase:Tipo1.tipo&gt;</text:span></text:p>
      <text:p text:style-name="Standard"><text:span text:style-name="T326"><text:tab/></text:span><text:bookmark-start text:name="__DdeLink__22163_1730890738"/><text:span text:style-name="T327">Tipo1.tsh<text:s/></text:span><text:span text:style-name="T328"><text:tab/>= Tipo0.tsh</text:span><text:bookmark-end text:name="__DdeLink__22163_1730890738"/></text:p>
      <text:p text:style-name="P329"/>
      <text:p text:style-name="P330">Campos → Campos ';'<text:s/>Campo</text:p>
      <text:p text:style-name="Standard"><text:span text:style-name="T331"><text:tab/></text:span><text:span text:style-name="T332">Campos0.campos<text:s/></text:span><text:span text:style-name="T333"><text:tab/>= Campos1.campos ++ Campo.campo</text:span></text:p>
      <text:p text:style-name="Standard"><text:span text:style-name="T334"><text:tab/>Campo.tsh<text:s/></text:span><text:span text:style-name="T335"><text:tab/></text:span><text:span text:style-name="T336"><text:tab/>= Campos1.tsh = Campos0.tsh</text:span></text:p>
      <text:p text:style-name="Standard"/>
      <text:p text:style-name="P337">Campos → Campo</text:p>
      <text:p text:style-name="Standard"><text:span text:style-name="T338"><text:tab/></text:span><text:span text:style-name="T339">Campos.campos<text:s/></text:span><text:span text:style-name="T340"><text:tab/>= [Campo.campo]</text:span></text:p>
      <text:p text:style-name="Standard"><text:span text:style-name="T341"><text:tab/>Campo.tsh<text:s/></text:span><text:span text:style-name="T342"><text:tab/></text:span><text:span text:style-name="T343"><text:tab/>= Campos.tsh</text:span></text:p>
      <text:p text:style-name="Standard"/>
      <text:p text:style-name="P344">Campo → Tipo id</text:p>
      <text:p text:style-name="Standard"><text:span text:style-name="T345"><text:tab/></text:span><text:span text:style-name="T346">Campo.campo<text:s/></text:span><text:span text:style-name="T347"><text:tab/>= &lt;id:id.lex, tipo :Tipo.tipo&gt;</text:span></text:p>
      <text:p text:style-name="P348"><text:bookmark-start text:name="__DdeLink__22652_1730890738"/>Tipo.tsh<text:s/><text:tab/><text:tab/>= Campo.tsh<text:bookmark-end text:name="__DdeLink__22652_1730890738"/>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imesNewRoman" svg:font-family="TimesNewRoman" style:font-family-generic="roman"/>
    <style:font-face style:name="FreeMono" svg:font-family="Free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47in"/>
      <style:text-properties style:font-name="Thorndale AMT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ctor </meta:initial-creator>
    <dc:creator>Paula</dc:creator>
    <meta:creation-date>2010-01-19T15:29:00Z</meta:creation-date>
    <dc:date>2010-05-27T20:34:00Z</dc:date>
    <meta:print-date>2010-04-19T09:59:00Z</meta:print-date>
    <meta:template xlink:href="Normal" xlink:type="simple"/>
    <meta:editing-cycles>39</meta:editing-cycles>
    <meta:editing-duration>PT50820S</meta:editing-duration>
    <meta:document-statistic meta:page-count="5" meta:paragraph-count="15" meta:word-count="1156" meta:character-count="7502" meta:row-count="53" meta:non-whitespace-character-count="6361"/>
  </office:meta>
</office:document-meta>
</file>